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000000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 fo:font-size="28pt" style:font-size-asian="28pt" style:font-size-complex="28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84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Change:<text:span text:style-name="T18"> </text:span><text:span text:style-name="T13">localhost</text:span><text:span text:style-name="T20"> </text:span>to<text:span text:style-name="T20"> </text:span><text:span text:style-name="T12">afnog_net</text:span></text:p>
                  </text:list-item>
                  <text:list-item>
                    <text:p>Change:<text:span text:style-name="T18"> </text:span><text:span text:style-name="T21">ipaddr = </text:span><text:span text:style-name="T18">127.0.0.1 </text:span>to<text:span text:style-name="T18"> 196.200.208.0</text:span></text:p>
                  </text:list-item>
                  <text:list-item>
                    <text:p>Add:<text:span text:style-name="T18"> netmask = 20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 </text:span><text:span text:style-name="T22">client 127.0.0.1</text:span></text:p>
                  </text:list-item>
                  <text:list-item>
                    <text:p>Change <text:span text:style-name="T7">secret = testing123</text:span> to <text:span text:style-name="T7">secret = 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afnog”</text:p>
              </text:list-item>
              <text:list-item>
                <text:p>Restart <text:span text:style-name="T7">radiusd -x</text:span>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7">dd if=/dev/random bs=16 count=1 | base6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Password == "Smith"</text:span></text:p>
                  </text:list-item>
                  <text:list-item>
                    <text:p>Add it <text:span text:style-name="T23">early</text:span> in the file, before the first DEFAULT line</text:p>
                  </text:list-item>
                </text:list>
              </text:list-item>
              <text:list-item>
                <text:p>Restart <text:span text:style-name="T7">radiusd -x</text:span>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2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24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22:59:35</dc:date>
    <meta:editing-cycles>594</meta:editing-cycles>
    <meta:editing-duration>P10DT14H52M46S</meta:editing-duration>
    <meta:document-statistic meta:object-count="215"/>
    <meta:user-defined meta:name="Info 1"/>
    <meta:user-defined meta:name="Info 2"/>
    <meta:user-defined meta:name="Info 3"/>
    <meta:user-defined meta:name="Info 4"/>
  </office:meta>
</office:document-meta>
</file>